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937in" svg:y="18.7059in">
            <draw:object draw:notify-on-update-of-ranges="Sheet1.B1:Sheet1.B1 Sheet1.B2:Sheet1.B1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</text:p>
          </table:table-cell>
          <table:table-cell office:value-type="string" calcext:value-type="string">
            <text:p>LogLi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12.159714545194" calcext:value-type="float">
            <text:p>-312.159714545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353.667076365132" calcext:value-type="float">
            <text:p>-353.667076365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350.85348351865" calcext:value-type="float">
            <text:p>-350.8534835187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-326.93301546424" calcext:value-type="float">
            <text:p>-326.933015464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324.999689900963" calcext:value-type="float">
            <text:p>-324.999689901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-328.749351476456" calcext:value-type="float">
            <text:p>-328.7493514765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-341.280070978567" calcext:value-type="float">
            <text:p>-341.2800709786</text:p>
          </table:table-cell>
          <table:table-cell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-325.561821446837" calcext:value-type="float">
            <text:p>-325.5618214468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-323.739487681346" calcext:value-type="float">
            <text:p>-323.7394876813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-332.429059668576" calcext:value-type="float">
            <text:p>-332.4290596686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-323.170497313371" calcext:value-type="float">
            <text:p>-323.1704973134</text:p>
          </table:table-cell>
          <table:table-cell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-319.221966444408" calcext:value-type="float">
            <text:p>-319.2219664444</text:p>
          </table:table-cell>
          <table:table-cell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-358.513873693802" calcext:value-type="float">
            <text:p>-358.5138736938</text:p>
          </table:table-cell>
          <table:table-cell/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-329.337767669749" calcext:value-type="float">
            <text:p>-329.3377676697</text:p>
          </table:table-cell>
          <table:table-cell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-332.20362915026" calcext:value-type="float">
            <text:p>-332.2036291503</text:p>
          </table:table-cell>
          <table:table-cell/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-346.067195282516" calcext:value-type="float">
            <text:p>-346.0671952825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-333.008885066086" calcext:value-type="float">
            <text:p>-333.0088850661</text:p>
          </table:table-cell>
          <table:table-cell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-339.734624883532" calcext:value-type="float">
            <text:p>-339.7346248835</text:p>
          </table:table-cell>
          <table:table-cell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-346.972483273646" calcext:value-type="float">
            <text:p>-346.9724832736</text:p>
          </table:table-cell>
          <table:table-cell/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-326.08021714675" calcext:value-type="float">
            <text:p>-326.0802171468</text:p>
          </table:table-cell>
          <table:table-cell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-349.991652162622" calcext:value-type="float">
            <text:p>-349.9916521626</text:p>
          </table:table-cell>
          <table:table-cell/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-342.069130888845" calcext:value-type="float">
            <text:p>-342.0691308888</text:p>
          </table:table-cell>
          <table:table-cell/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-328.886201132374" calcext:value-type="float">
            <text:p>-328.8862011324</text:p>
          </table:table-cell>
          <table:table-cell/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-345.162632651706" calcext:value-type="float">
            <text:p>-345.1626326517</text:p>
          </table:table-cell>
          <table:table-cell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-356.984904737877" calcext:value-type="float">
            <text:p>-356.9849047379</text:p>
          </table:table-cell>
          <table:table-cell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-327.214506763283" calcext:value-type="float">
            <text:p>-327.2145067633</text:p>
          </table:table-cell>
          <table:table-cell/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-357.689782643648" calcext:value-type="float">
            <text:p>-357.6897826436</text:p>
          </table:table-cell>
          <table:table-cell/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float" office:value="-346.192808043488" calcext:value-type="float">
            <text:p>-346.1928080435</text:p>
          </table:table-cell>
          <table:table-cell/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-331.986184752319" calcext:value-type="float">
            <text:p>-331.9861847523</text:p>
          </table:table-cell>
          <table:table-cell/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float" office:value="-330.130476929845" calcext:value-type="float">
            <text:p>-330.1304769298</text:p>
          </table:table-cell>
          <table:table-cell/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-327.656576685096" calcext:value-type="float">
            <text:p>-327.6565766851</text:p>
          </table:table-cell>
          <table:table-cell/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-336.765526983062" calcext:value-type="float">
            <text:p>-336.7655269831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-342.333104872362" calcext:value-type="float">
            <text:p>-342.3331048724</text:p>
          </table:table-cell>
          <table:table-cell/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-342.643198956491" calcext:value-type="float">
            <text:p>-342.6431989565</text:p>
          </table:table-cell>
          <table:table-cell/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-321.259884623541" calcext:value-type="float">
            <text:p>-321.2598846235</text:p>
          </table:table-cell>
          <table:table-cell/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-333.440040265966" calcext:value-type="float">
            <text:p>-333.440040266</text:p>
          </table:table-cell>
          <table:table-cell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-336.107976096403" calcext:value-type="float">
            <text:p>-336.1079760964</text:p>
          </table:table-cell>
          <table:table-cell/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-330.0230793678" calcext:value-type="float">
            <text:p>-330.0230793678</text:p>
          </table:table-cell>
          <table:table-cell/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-320.51460226085" calcext:value-type="float">
            <text:p>-320.5146022609</text:p>
          </table:table-cell>
          <table:table-cell/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-328.306863081837" calcext:value-type="float">
            <text:p>-328.3068630818</text:p>
          </table:table-cell>
          <table:table-cell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-326.872913394035" calcext:value-type="float">
            <text:p>-326.872913394</text:p>
          </table:table-cell>
          <table:table-cell/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float" office:value="-314.125089358503" calcext:value-type="float">
            <text:p>-314.1250893585</text:p>
          </table:table-cell>
          <table:table-cell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-326.735018499765" calcext:value-type="float">
            <text:p>-326.7350184998</text:p>
          </table:table-cell>
          <table:table-cell/>
        </table:table-row>
        <table:table-row table:style-name="ro1">
          <table:table-cell office:value-type="float" office:value="44032" calcext:value-type="float">
            <text:p>44032</text:p>
          </table:table-cell>
          <table:table-cell office:value-type="float" office:value="-342.379408904334" calcext:value-type="float">
            <text:p>-342.3794089043</text:p>
          </table:table-cell>
          <table:table-cell/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-315.355745005163" calcext:value-type="float">
            <text:p>-315.3557450052</text:p>
          </table:table-cell>
          <table:table-cell/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-341.523458517338" calcext:value-type="float">
            <text:p>-341.5234585173</text:p>
          </table:table-cell>
          <table:table-cell/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-304.881942523857" calcext:value-type="float">
            <text:p>-304.8819425239</text:p>
          </table:table-cell>
          <table:table-cell/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float" office:value="-338.941391744552" calcext:value-type="float">
            <text:p>-338.9413917446</text:p>
          </table:table-cell>
          <table:table-cell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-323.850487825991" calcext:value-type="float">
            <text:p>-323.850487826</text:p>
          </table:table-cell>
          <table:table-cell/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-350.013612982211" calcext:value-type="float">
            <text:p>-350.0136129822</text:p>
          </table:table-cell>
          <table:table-cell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-323.006307992338" calcext:value-type="float">
            <text:p>-323.0063079923</text:p>
          </table:table-cell>
          <table:table-cell/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float" office:value="-339.376301236817" calcext:value-type="float">
            <text:p>-339.3763012368</text:p>
          </table:table-cell>
          <table:table-cell/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float" office:value="-345.094593571224" calcext:value-type="float">
            <text:p>-345.0945935712</text:p>
          </table:table-cell>
          <table:table-cell/>
        </table:table-row>
        <table:table-row table:style-name="ro1">
          <table:table-cell office:value-type="float" office:value="54272" calcext:value-type="float">
            <text:p>54272</text:p>
          </table:table-cell>
          <table:table-cell office:value-type="float" office:value="-327.339481919101" calcext:value-type="float">
            <text:p>-327.3394819191</text:p>
          </table:table-cell>
          <table:table-cell/>
        </table:table-row>
        <table:table-row table:style-name="ro1">
          <table:table-cell office:value-type="float" office:value="55296" calcext:value-type="float">
            <text:p>55296</text:p>
          </table:table-cell>
          <table:table-cell office:value-type="float" office:value="-323.007565338219" calcext:value-type="float">
            <text:p>-323.0075653382</text:p>
          </table:table-cell>
          <table:table-cell/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-348.053981696177" calcext:value-type="float">
            <text:p>-348.0539816962</text:p>
          </table:table-cell>
          <table:table-cell/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-338.156291573398" calcext:value-type="float">
            <text:p>-338.1562915734</text:p>
          </table:table-cell>
          <table:table-cell/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-351.559727443951" calcext:value-type="float">
            <text:p>-351.559727444</text:p>
          </table:table-cell>
          <table:table-cell/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-331.716507732113" calcext:value-type="float">
            <text:p>-331.7165077321</text:p>
          </table:table-cell>
          <table:table-cell/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-337.075737433619" calcext:value-type="float">
            <text:p>-337.0757374336</text:p>
          </table:table-cell>
          <table:table-cell/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-330.702659189921" calcext:value-type="float">
            <text:p>-330.7026591899</text:p>
          </table:table-cell>
          <table:table-cell/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-335.135083521042" calcext:value-type="float">
            <text:p>-335.135083521</text:p>
          </table:table-cell>
          <table:table-cell/>
        </table:table-row>
        <table:table-row table:style-name="ro1">
          <table:table-cell office:value-type="float" office:value="63488" calcext:value-type="float">
            <text:p>63488</text:p>
          </table:table-cell>
          <table:table-cell office:value-type="float" office:value="-329.512347150573" calcext:value-type="float">
            <text:p>-329.5123471506</text:p>
          </table:table-cell>
          <table:table-cell/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-339.583851315042" calcext:value-type="float">
            <text:p>-339.583851315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-334.391760314666" calcext:value-type="float">
            <text:p>-334.3917603147</text:p>
          </table:table-cell>
          <table:table-cell/>
        </table:table-row>
        <table:table-row table:style-name="ro1">
          <table:table-cell office:value-type="float" office:value="66560" calcext:value-type="float">
            <text:p>66560</text:p>
          </table:table-cell>
          <table:table-cell office:value-type="float" office:value="-352.130548143418" calcext:value-type="float">
            <text:p>-352.1305481434</text:p>
          </table:table-cell>
          <table:table-cell/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-297.93457520792" calcext:value-type="float">
            <text:p>-297.9345752079</text:p>
          </table:table-cell>
          <table:table-cell/>
        </table:table-row>
        <table:table-row table:style-name="ro1">
          <table:table-cell office:value-type="float" office:value="68608" calcext:value-type="float">
            <text:p>68608</text:p>
          </table:table-cell>
          <table:table-cell office:value-type="float" office:value="-318.876085583965" calcext:value-type="float">
            <text:p>-318.876085584</text:p>
          </table:table-cell>
          <table:table-cell/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-347.607489522299" calcext:value-type="float">
            <text:p>-347.6074895223</text:p>
          </table:table-cell>
          <table:table-cell/>
        </table:table-row>
        <table:table-row table:style-name="ro1">
          <table:table-cell office:value-type="float" office:value="70656" calcext:value-type="float">
            <text:p>70656</text:p>
          </table:table-cell>
          <table:table-cell office:value-type="float" office:value="-322.988937581375" calcext:value-type="float">
            <text:p>-322.9889375814</text:p>
          </table:table-cell>
          <table:table-cell/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-318.195900396025" calcext:value-type="float">
            <text:p>-318.195900396</text:p>
          </table:table-cell>
          <table:table-cell/>
        </table:table-row>
        <table:table-row table:style-name="ro1">
          <table:table-cell office:value-type="float" office:value="72704" calcext:value-type="float">
            <text:p>72704</text:p>
          </table:table-cell>
          <table:table-cell office:value-type="float" office:value="-321.345142448076" calcext:value-type="float">
            <text:p>-321.3451424481</text:p>
          </table:table-cell>
          <table:table-cell/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-340.667399176233" calcext:value-type="float">
            <text:p>-340.6673991762</text:p>
          </table:table-cell>
          <table:table-cell/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float" office:value="-346.986385075182" calcext:value-type="float">
            <text:p>-346.9863850752</text:p>
          </table:table-cell>
          <table:table-cell/>
        </table:table-row>
        <table:table-row table:style-name="ro1">
          <table:table-cell office:value-type="float" office:value="75776" calcext:value-type="float">
            <text:p>75776</text:p>
          </table:table-cell>
          <table:table-cell office:value-type="float" office:value="-336.449310154812" calcext:value-type="float">
            <text:p>-336.4493101548</text:p>
          </table:table-cell>
          <table:table-cell/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-351.87141740969" calcext:value-type="float">
            <text:p>-351.8714174097</text:p>
          </table:table-cell>
          <table:table-cell/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-348.960540469602" calcext:value-type="float">
            <text:p>-348.9605404696</text:p>
          </table:table-cell>
          <table:table-cell/>
        </table:table-row>
        <table:table-row table:style-name="ro1">
          <table:table-cell office:value-type="float" office:value="78848" calcext:value-type="float">
            <text:p>78848</text:p>
          </table:table-cell>
          <table:table-cell office:value-type="float" office:value="-338.304121763163" calcext:value-type="float">
            <text:p>-338.3041217632</text:p>
          </table:table-cell>
          <table:table-cell/>
        </table:table-row>
        <table:table-row table:style-name="ro1">
          <table:table-cell office:value-type="float" office:value="79872" calcext:value-type="float">
            <text:p>79872</text:p>
          </table:table-cell>
          <table:table-cell office:value-type="float" office:value="-351.051342821018" calcext:value-type="float">
            <text:p>-351.051342821</text:p>
          </table:table-cell>
          <table:table-cell/>
        </table:table-row>
        <table:table-row table:style-name="ro1">
          <table:table-cell office:value-type="float" office:value="80896" calcext:value-type="float">
            <text:p>80896</text:p>
          </table:table-cell>
          <table:table-cell office:value-type="float" office:value="-348.35198755992" calcext:value-type="float">
            <text:p>-348.3519875599</text:p>
          </table:table-cell>
          <table:table-cell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-334.04289487953" calcext:value-type="float">
            <text:p>-334.0428948795</text:p>
          </table:table-cell>
          <table:table-cell/>
        </table:table-row>
        <table:table-row table:style-name="ro1">
          <table:table-cell office:value-type="float" office:value="82944" calcext:value-type="float">
            <text:p>82944</text:p>
          </table:table-cell>
          <table:table-cell office:value-type="float" office:value="-330.613716928155" calcext:value-type="float">
            <text:p>-330.6137169282</text:p>
          </table:table-cell>
          <table:table-cell/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-335.811478658799" calcext:value-type="float">
            <text:p>-335.8114786588</text:p>
          </table:table-cell>
          <table:table-cell/>
        </table:table-row>
        <table:table-row table:style-name="ro1">
          <table:table-cell office:value-type="float" office:value="84992" calcext:value-type="float">
            <text:p>84992</text:p>
          </table:table-cell>
          <table:table-cell office:value-type="float" office:value="-342.36834209445" calcext:value-type="float">
            <text:p>-342.3683420945</text:p>
          </table:table-cell>
          <table:table-cell/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-352.017151608286" calcext:value-type="float">
            <text:p>-352.0171516083</text:p>
          </table:table-cell>
          <table:table-cell/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-342.426375288617" calcext:value-type="float">
            <text:p>-342.4263752886</text:p>
          </table:table-cell>
          <table:table-cell/>
        </table:table-row>
        <table:table-row table:style-name="ro1">
          <table:table-cell office:value-type="float" office:value="88064" calcext:value-type="float">
            <text:p>88064</text:p>
          </table:table-cell>
          <table:table-cell office:value-type="float" office:value="-329.710167084213" calcext:value-type="float">
            <text:p>-329.7101670842</text:p>
          </table:table-cell>
          <table:table-cell/>
        </table:table-row>
        <table:table-row table:style-name="ro1">
          <table:table-cell office:value-type="float" office:value="89088" calcext:value-type="float">
            <text:p>89088</text:p>
          </table:table-cell>
          <table:table-cell office:value-type="float" office:value="-328.623908586463" calcext:value-type="float">
            <text:p>-328.6239085865</text:p>
          </table:table-cell>
          <table:table-cell/>
        </table:table-row>
        <table:table-row table:style-name="ro1">
          <table:table-cell office:value-type="float" office:value="90112" calcext:value-type="float">
            <text:p>90112</text:p>
          </table:table-cell>
          <table:table-cell office:value-type="float" office:value="-324.281497481647" calcext:value-type="float">
            <text:p>-324.2814974816</text:p>
          </table:table-cell>
          <table:table-cell/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float" office:value="-340.204819674524" calcext:value-type="float">
            <text:p>-340.2048196745</text:p>
          </table:table-cell>
          <table:table-cell/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-340.624624198167" calcext:value-type="float">
            <text:p>-340.6246241982</text:p>
          </table:table-cell>
          <table:table-cell/>
        </table:table-row>
        <table:table-row table:style-name="ro1">
          <table:table-cell office:value-type="float" office:value="93184" calcext:value-type="float">
            <text:p>93184</text:p>
          </table:table-cell>
          <table:table-cell office:value-type="float" office:value="-332.700227651739" calcext:value-type="float">
            <text:p>-332.7002276517</text:p>
          </table:table-cell>
          <table:table-cell/>
        </table:table-row>
        <table:table-row table:style-name="ro1">
          <table:table-cell office:value-type="float" office:value="94208" calcext:value-type="float">
            <text:p>94208</text:p>
          </table:table-cell>
          <table:table-cell office:value-type="float" office:value="-342.855633094297" calcext:value-type="float">
            <text:p>-342.8556330943</text:p>
          </table:table-cell>
          <table:table-cell/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-321.133570764038" calcext:value-type="float">
            <text:p>-321.133570764</text:p>
          </table:table-cell>
          <table:table-cell/>
        </table:table-row>
        <table:table-row table:style-name="ro1">
          <table:table-cell office:value-type="float" office:value="96256" calcext:value-type="float">
            <text:p>96256</text:p>
          </table:table-cell>
          <table:table-cell office:value-type="float" office:value="-346.976689739732" calcext:value-type="float">
            <text:p>-346.9766897397</text:p>
          </table:table-cell>
          <table:table-cell/>
        </table:table-row>
        <table:table-row table:style-name="ro1">
          <table:table-cell office:value-type="float" office:value="97280" calcext:value-type="float">
            <text:p>97280</text:p>
          </table:table-cell>
          <table:table-cell office:value-type="float" office:value="-332.039521692187" calcext:value-type="float">
            <text:p>-332.0395216922</text:p>
          </table:table-cell>
          <table:table-cell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-329.171778342823" calcext:value-type="float">
            <text:p>-329.1717783428</text:p>
          </table:table-cell>
          <table:table-cell/>
        </table:table-row>
        <table:table-row table:style-name="ro1">
          <table:table-cell office:value-type="float" office:value="99328" calcext:value-type="float">
            <text:p>99328</text:p>
          </table:table-cell>
          <table:table-cell office:value-type="float" office:value="-332.917645238262" calcext:value-type="float">
            <text:p>-332.9176452383</text:p>
          </table:table-cell>
          <table:table-cell/>
        </table:table-row>
        <table:table-row table:style-name="ro1">
          <table:table-cell office:value-type="float" office:value="100352" calcext:value-type="float">
            <text:p>100352</text:p>
          </table:table-cell>
          <table:table-cell office:value-type="float" office:value="-337.221252211308" calcext:value-type="float">
            <text:p>-337.2212522113</text:p>
          </table:table-cell>
          <table:table-cell/>
        </table:table-row>
        <table:table-row table:style-name="ro1">
          <table:table-cell office:value-type="float" office:value="101376" calcext:value-type="float">
            <text:p>101376</text:p>
          </table:table-cell>
          <table:table-cell office:value-type="float" office:value="-339.959150201088" calcext:value-type="float">
            <text:p>-339.9591502011</text:p>
          </table:table-cell>
          <table:table-cell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-329.25652864726" calcext:value-type="float">
            <text:p>-329.2565286473</text:p>
          </table:table-cell>
          <table:table-cell/>
        </table:table-row>
        <table:table-row table:style-name="ro1">
          <table:table-cell office:value-type="float" office:value="103424" calcext:value-type="float">
            <text:p>103424</text:p>
          </table:table-cell>
          <table:table-cell office:value-type="float" office:value="-324.677974923539" calcext:value-type="float">
            <text:p>-324.6779749235</text:p>
          </table:table-cell>
          <table:table-cell/>
        </table:table-row>
        <table:table-row table:style-name="ro1">
          <table:table-cell office:value-type="float" office:value="104448" calcext:value-type="float">
            <text:p>104448</text:p>
          </table:table-cell>
          <table:table-cell office:value-type="float" office:value="-339.240512122227" calcext:value-type="float">
            <text:p>-339.2405121222</text:p>
          </table:table-cell>
          <table:table-cell/>
        </table:table-row>
        <table:table-row table:style-name="ro1">
          <table:table-cell office:value-type="float" office:value="105472" calcext:value-type="float">
            <text:p>105472</text:p>
          </table:table-cell>
          <table:table-cell office:value-type="float" office:value="-332.528398597521" calcext:value-type="float">
            <text:p>-332.5283985975</text:p>
          </table:table-cell>
          <table:table-cell/>
        </table:table-row>
        <table:table-row table:style-name="ro1">
          <table:table-cell office:value-type="float" office:value="106496" calcext:value-type="float">
            <text:p>106496</text:p>
          </table:table-cell>
          <table:table-cell office:value-type="float" office:value="-336.559671492063" calcext:value-type="float">
            <text:p>-336.5596714921</text:p>
          </table:table-cell>
          <table:table-cell/>
        </table:table-row>
        <table:table-row table:style-name="ro1">
          <table:table-cell office:value-type="float" office:value="107520" calcext:value-type="float">
            <text:p>107520</text:p>
          </table:table-cell>
          <table:table-cell office:value-type="float" office:value="-328.311328083991" calcext:value-type="float">
            <text:p>-328.311328084</text:p>
          </table:table-cell>
          <table:table-cell/>
        </table:table-row>
        <table:table-row table:style-name="ro1">
          <table:table-cell office:value-type="float" office:value="108544" calcext:value-type="float">
            <text:p>108544</text:p>
          </table:table-cell>
          <table:table-cell office:value-type="float" office:value="-335.24498468314" calcext:value-type="float">
            <text:p>-335.2449846831</text:p>
          </table:table-cell>
          <table:table-cell/>
        </table:table-row>
        <table:table-row table:style-name="ro1">
          <table:table-cell office:value-type="float" office:value="109568" calcext:value-type="float">
            <text:p>109568</text:p>
          </table:table-cell>
          <table:table-cell office:value-type="float" office:value="-318.963177511367" calcext:value-type="float">
            <text:p>-318.9631775114</text:p>
          </table:table-cell>
          <table:table-cell/>
        </table:table-row>
        <table:table-row table:style-name="ro1">
          <table:table-cell office:value-type="float" office:value="110592" calcext:value-type="float">
            <text:p>110592</text:p>
          </table:table-cell>
          <table:table-cell office:value-type="float" office:value="-353.849740756576" calcext:value-type="float">
            <text:p>-353.8497407566</text:p>
          </table:table-cell>
          <table:table-cell/>
        </table:table-row>
        <table:table-row table:style-name="ro1">
          <table:table-cell office:value-type="float" office:value="111616" calcext:value-type="float">
            <text:p>111616</text:p>
          </table:table-cell>
          <table:table-cell office:value-type="float" office:value="-346.945235925383" calcext:value-type="float">
            <text:p>-346.9452359254</text:p>
          </table:table-cell>
          <table:table-cell/>
        </table:table-row>
        <table:table-row table:style-name="ro1">
          <table:table-cell office:value-type="float" office:value="112640" calcext:value-type="float">
            <text:p>112640</text:p>
          </table:table-cell>
          <table:table-cell office:value-type="float" office:value="-339.48155563314" calcext:value-type="float">
            <text:p>-339.4815556331</text:p>
          </table:table-cell>
          <table:table-cell/>
        </table:table-row>
        <table:table-row table:style-name="ro1">
          <table:table-cell office:value-type="float" office:value="113664" calcext:value-type="float">
            <text:p>113664</text:p>
          </table:table-cell>
          <table:table-cell office:value-type="float" office:value="-350.300333182256" calcext:value-type="float">
            <text:p>-350.3003331823</text:p>
          </table:table-cell>
          <table:table-cell/>
        </table:table-row>
        <table:table-row table:style-name="ro1">
          <table:table-cell office:value-type="float" office:value="114688" calcext:value-type="float">
            <text:p>114688</text:p>
          </table:table-cell>
          <table:table-cell office:value-type="float" office:value="-319.558262241232" calcext:value-type="float">
            <text:p>-319.5582622412</text:p>
          </table:table-cell>
          <table:table-cell/>
        </table:table-row>
        <table:table-row table:style-name="ro1">
          <table:table-cell office:value-type="float" office:value="115712" calcext:value-type="float">
            <text:p>115712</text:p>
          </table:table-cell>
          <table:table-cell office:value-type="float" office:value="-339.400597736073" calcext:value-type="float">
            <text:p>-339.4005977361</text:p>
          </table:table-cell>
          <table:table-cell/>
        </table:table-row>
        <table:table-row table:style-name="ro1">
          <table:table-cell office:value-type="float" office:value="116736" calcext:value-type="float">
            <text:p>116736</text:p>
          </table:table-cell>
          <table:table-cell office:value-type="float" office:value="-329.762278319914" calcext:value-type="float">
            <text:p>-329.7622783199</text:p>
          </table:table-cell>
          <table:table-cell/>
        </table:table-row>
        <table:table-row table:style-name="ro1">
          <table:table-cell office:value-type="float" office:value="117760" calcext:value-type="float">
            <text:p>117760</text:p>
          </table:table-cell>
          <table:table-cell office:value-type="float" office:value="-334.625657073251" calcext:value-type="float">
            <text:p>-334.6256570733</text:p>
          </table:table-cell>
          <table:table-cell/>
        </table:table-row>
        <table:table-row table:style-name="ro1">
          <table:table-cell office:value-type="float" office:value="118784" calcext:value-type="float">
            <text:p>118784</text:p>
          </table:table-cell>
          <table:table-cell office:value-type="float" office:value="-329.382004301179" calcext:value-type="float">
            <text:p>-329.3820043012</text:p>
          </table:table-cell>
          <table:table-cell/>
        </table:table-row>
        <table:table-row table:style-name="ro1">
          <table:table-cell office:value-type="float" office:value="119808" calcext:value-type="float">
            <text:p>119808</text:p>
          </table:table-cell>
          <table:table-cell office:value-type="float" office:value="-329.65934555598" calcext:value-type="float">
            <text:p>-329.659345556</text:p>
          </table:table-cell>
          <table:table-cell/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-322.876105426479" calcext:value-type="float">
            <text:p>-322.8761054265</text:p>
          </table:table-cell>
          <table:table-cell/>
        </table:table-row>
        <table:table-row table:style-name="ro1">
          <table:table-cell office:value-type="float" office:value="121856" calcext:value-type="float">
            <text:p>121856</text:p>
          </table:table-cell>
          <table:table-cell office:value-type="float" office:value="-208.762954964307" calcext:value-type="float">
            <text:p>-208.7629549643</text:p>
          </table:table-cell>
          <table:table-cell/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-341.225319499758" calcext:value-type="float">
            <text:p>-341.2253194998</text:p>
          </table:table-cell>
          <table:table-cell/>
        </table:table-row>
        <table:table-row table:style-name="ro1">
          <table:table-cell office:value-type="float" office:value="123904" calcext:value-type="float">
            <text:p>123904</text:p>
          </table:table-cell>
          <table:table-cell office:value-type="float" office:value="-321.429187714838" calcext:value-type="float">
            <text:p>-321.4291877148</text:p>
          </table:table-cell>
          <table:table-cell/>
        </table:table-row>
        <table:table-row table:style-name="ro1">
          <table:table-cell office:value-type="float" office:value="124928" calcext:value-type="float">
            <text:p>124928</text:p>
          </table:table-cell>
          <table:table-cell office:value-type="float" office:value="-323.675936610919" calcext:value-type="float">
            <text:p>-323.6759366109</text:p>
          </table:table-cell>
          <table:table-cell/>
        </table:table-row>
        <table:table-row table:style-name="ro1">
          <table:table-cell office:value-type="float" office:value="125952" calcext:value-type="float">
            <text:p>125952</text:p>
          </table:table-cell>
          <table:table-cell office:value-type="float" office:value="-330.319522270538" calcext:value-type="float">
            <text:p>-330.3195222705</text:p>
          </table:table-cell>
          <table:table-cell/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float" office:value="-331.906917390794" calcext:value-type="float">
            <text:p>-331.9069173908</text:p>
          </table:table-cell>
          <table:table-cell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-336.766918483025" calcext:value-type="float">
            <text:p>-336.766918483</text:p>
          </table:table-cell>
          <table:table-cell/>
        </table:table-row>
        <table:table-row table:style-name="ro1">
          <table:table-cell office:value-type="float" office:value="129024" calcext:value-type="float">
            <text:p>129024</text:p>
          </table:table-cell>
          <table:table-cell office:value-type="float" office:value="-306.49210422758" calcext:value-type="float">
            <text:p>-306.4921042276</text:p>
          </table:table-cell>
          <table:table-cell/>
        </table:table-row>
        <table:table-row table:style-name="ro1">
          <table:table-cell office:value-type="float" office:value="130048" calcext:value-type="float">
            <text:p>130048</text:p>
          </table:table-cell>
          <table:table-cell office:value-type="float" office:value="-349.23979757218" calcext:value-type="float">
            <text:p>-349.2397975722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-329.341862220564" calcext:value-type="float">
            <text:p>-329.3418622206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formula="of:=AVERAGE([.B1:.B130])" office:value-type="float" office:value="-333.377055449237" calcext:value-type="float">
            <text:p>-333.37705544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TDEV([.B1:.B130])" office:value-type="float" office:value="15.8690156803314" calcext:value-type="float">
            <text:p>15.8690156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17:34:45.949630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4T17:54:07.070478363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2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00" chart:maximum="5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Sheet1.B1:Sheet1.B130" chart:data-source-has-labels="row" svg:x="0.77cm" svg:y="0.855cm" svg:width="12.241cm" svg:height="7.545cm">
          <chartooo:coordinate-region svg:x="1.947cm" svg:y="0.855cm" svg:width="11.064cm" svg:height="7.2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30" chart:label-cell-address="Sheet1.B1:Sheet1.B1" chart:class="chart:line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Li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2.159714545194">
                <text:p>-312.159714545194</text:p>
                <draw:g>
                  <svg:desc>Sheet1.B2:Sheet1.B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3.667076365132">
                <text:p>-353.667076365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.85348351865">
                <text:p>-350.85348351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26.93301546424">
                <text:p>-326.93301546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4.999689900963">
                <text:p>-324.999689900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8.749351476456">
                <text:p>-328.749351476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1.280070978567">
                <text:p>-341.280070978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.561821446837">
                <text:p>-325.561821446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3.739487681346">
                <text:p>-323.739487681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32.429059668576">
                <text:p>-332.429059668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3.170497313371">
                <text:p>-323.170497313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19.221966444408">
                <text:p>-319.221966444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58.513873693802">
                <text:p>-358.51387369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29.337767669749">
                <text:p>-329.3377676697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32.20362915026">
                <text:p>-332.2036291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46.067195282516">
                <text:p>-346.067195282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33.008885066086">
                <text:p>-333.008885066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9.734624883532">
                <text:p>-339.734624883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46.972483273646">
                <text:p>-346.972483273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26.08021714675">
                <text:p>-326.08021714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9.991652162622">
                <text:p>-349.991652162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2.069130888845">
                <text:p>-342.069130888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8.886201132374">
                <text:p>-328.886201132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5.162632651706">
                <text:p>-345.162632651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56.984904737877">
                <text:p>-356.984904737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7.214506763283">
                <text:p>-327.214506763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57.689782643648">
                <text:p>-357.68978264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6.192808043488">
                <text:p>-346.192808043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31.986184752319">
                <text:p>-331.986184752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30.130476929845">
                <text:p>-330.130476929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27.656576685096">
                <text:p>-327.656576685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6.765526983062">
                <text:p>-336.765526983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42.333104872362">
                <text:p>-342.333104872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2.643198956491">
                <text:p>-342.643198956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21.259884623541">
                <text:p>-321.259884623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33.440040265966">
                <text:p>-333.440040265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36.107976096403">
                <text:p>-336.107976096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30.0230793678">
                <text:p>-330.0230793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20.51460226085">
                <text:p>-320.51460226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8.306863081837">
                <text:p>-328.306863081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26.872913394035">
                <text:p>-326.872913394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14.125089358503">
                <text:p>-314.125089358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6.735018499765">
                <text:p>-326.735018499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2.379408904334">
                <text:p>-342.379408904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15.355745005163">
                <text:p>-315.355745005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1.523458517338">
                <text:p>-341.523458517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04.881942523857">
                <text:p>-304.881942523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38.941391744552">
                <text:p>-338.941391744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23.850487825991">
                <text:p>-323.85048782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0.013612982211">
                <text:p>-350.0136129822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23.006307992338">
                <text:p>-323.006307992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39.376301236817">
                <text:p>-339.376301236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5.094593571224">
                <text:p>-345.094593571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27.339481919101">
                <text:p>-327.339481919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23.007565338219">
                <text:p>-323.007565338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48.053981696177">
                <text:p>-348.053981696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38.156291573398">
                <text:p>-338.156291573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51.559727443951">
                <text:p>-351.559727443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31.716507732113">
                <text:p>-331.716507732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37.075737433619">
                <text:p>-337.075737433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30.702659189921">
                <text:p>-330.702659189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35.135083521042">
                <text:p>-335.135083521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29.512347150573">
                <text:p>-329.512347150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39.583851315042">
                <text:p>-339.583851315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34.391760314666">
                <text:p>-334.391760314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2.130548143418">
                <text:p>-352.130548143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97.93457520792">
                <text:p>-297.93457520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18.876085583965">
                <text:p>-318.8760855839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47.607489522299">
                <text:p>-347.607489522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22.988937581375">
                <text:p>-322.988937581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18.195900396025">
                <text:p>-318.195900396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21.345142448076">
                <text:p>-321.3451424480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40.667399176233">
                <text:p>-340.667399176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46.986385075182">
                <text:p>-346.986385075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36.449310154812">
                <text:p>-336.4493101548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51.87141740969">
                <text:p>-351.87141740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48.960540469602">
                <text:p>-348.96054046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38.304121763163">
                <text:p>-338.304121763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51.051342821018">
                <text:p>-351.051342821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48.35198755992">
                <text:p>-348.35198755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34.04289487953">
                <text:p>-334.04289487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30.613716928155">
                <text:p>-330.61371692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35.811478658799">
                <text:p>-335.811478658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42.36834209445">
                <text:p>-342.368342094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52.017151608286">
                <text:p>-352.017151608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42.426375288617">
                <text:p>-342.4263752886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29.710167084213">
                <text:p>-329.7101670842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28.623908586463">
                <text:p>-328.6239085864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24.281497481647">
                <text:p>-324.2814974816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40.204819674524">
                <text:p>-340.204819674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40.624624198167">
                <text:p>-340.624624198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32.700227651739">
                <text:p>-332.700227651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42.855633094297">
                <text:p>-342.8556330942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21.133570764038">
                <text:p>-321.133570764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6.976689739732">
                <text:p>-346.9766897397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32.039521692187">
                <text:p>-332.039521692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29.171778342823">
                <text:p>-329.1717783428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32.917645238262">
                <text:p>-332.9176452382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37.221252211308">
                <text:p>-337.221252211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39.959150201088">
                <text:p>-339.959150201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29.25652864726">
                <text:p>-329.256528647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24.677974923539">
                <text:p>-324.677974923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39.240512122227">
                <text:p>-339.2405121222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32.528398597521">
                <text:p>-332.5283985975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36.559671492063">
                <text:p>-336.5596714920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28.311328083991">
                <text:p>-328.311328083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35.24498468314">
                <text:p>-335.24498468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18.963177511367">
                <text:p>-318.9631775113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53.849740756576">
                <text:p>-353.849740756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46.945235925383">
                <text:p>-346.9452359253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39.48155563314">
                <text:p>-339.481555633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0.300333182256">
                <text:p>-350.3003331822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19.558262241232">
                <text:p>-319.558262241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39.400597736073">
                <text:p>-339.400597736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29.762278319914">
                <text:p>-329.7622783199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34.625657073251">
                <text:p>-334.625657073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29.382004301179">
                <text:p>-329.3820043011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29.65934555598">
                <text:p>-329.65934555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22.876105426479">
                <text:p>-322.876105426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8.762954964307">
                <text:p>-208.762954964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41.225319499758">
                <text:p>-341.2253194997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21.429187714838">
                <text:p>-321.429187714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23.675936610919">
                <text:p>-323.6759366109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30.319522270538">
                <text:p>-330.3195222705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31.906917390794">
                <text:p>-331.906917390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36.766918483025">
                <text:p>-336.766918483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06.49210422758">
                <text:p>-306.492104227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49.23979757218">
                <text:p>-349.239797572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29.341862220564">
                <text:p>-329.341862220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